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756539e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8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0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0ff4a7f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Standard">
      <style:text-properties officeooo:paragraph-rsid="0b0ddd8e"/>
    </style:style>
    <style:style style:name="P48" style:family="paragraph" style:parent-style-name="Standard">
      <style:text-properties officeooo:paragraph-rsid="04f68805"/>
    </style:style>
    <style:style style:name="P49" style:family="paragraph" style:parent-style-name="Standard">
      <style:text-properties officeooo:paragraph-rsid="0bad8f69"/>
    </style:style>
    <style:style style:name="P50" style:family="paragraph" style:parent-style-name="Standard">
      <style:text-properties officeooo:paragraph-rsid="0a0f7b62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1be4a7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Footnote">
      <style:text-properties officeooo:rsid="043ccc66" officeooo:paragraph-rsid="0dca2508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text-properties officeooo:paragraph-rsid="0e5c6890"/>
    </style:style>
    <style:style style:name="P61" style:family="paragraph" style:parent-style-name="Footnote">
      <style:text-properties officeooo:paragraph-rsid="0ead3525"/>
    </style:style>
    <style:style style:name="P62" style:family="paragraph" style:parent-style-name="Standard">
      <style:text-properties officeooo:paragraph-rsid="0f4d8759"/>
    </style:style>
    <style:style style:name="P63" style:family="paragraph" style:parent-style-name="Standard">
      <style:paragraph-properties fo:text-align="center" style:justify-single-word="false"/>
      <style:text-properties officeooo:paragraph-rsid="0cc50ec9"/>
    </style:style>
    <style:style style:name="P64" style:family="paragraph" style:parent-style-name="Standard">
      <style:paragraph-properties fo:text-align="center" style:justify-single-word="false"/>
      <style:text-properties officeooo:paragraph-rsid="0f5f1cf7"/>
    </style:style>
    <style:style style:name="P65" style:family="paragraph" style:parent-style-name="Standard">
      <style:paragraph-properties fo:text-align="center" style:justify-single-word="false"/>
      <style:text-properties officeooo:paragraph-rsid="0eb4913f"/>
    </style:style>
    <style:style style:name="P66" style:family="paragraph" style:parent-style-name="Standard">
      <style:paragraph-properties fo:text-align="center" style:justify-single-word="false"/>
      <style:text-properties officeooo:paragraph-rsid="0daef67d"/>
    </style:style>
    <style:style style:name="P67" style:family="paragraph" style:parent-style-name="Standard">
      <style:paragraph-properties fo:text-align="center" style:justify-single-word="false"/>
      <style:text-properties officeooo:paragraph-rsid="0db0d4d1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d1ec96e"/>
    </style:style>
    <style:style style:name="P70" style:family="paragraph" style:parent-style-name="Standard">
      <style:paragraph-properties fo:text-align="center" style:justify-single-word="false"/>
      <style:text-properties officeooo:paragraph-rsid="0d804757"/>
    </style:style>
    <style:style style:name="P71" style:family="paragraph" style:parent-style-name="Standard">
      <style:paragraph-properties fo:text-align="center" style:justify-single-word="false"/>
      <style:text-properties officeooo:paragraph-rsid="0dce9327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Standard">
      <style:text-properties officeooo:paragraph-rsid="0ea9445c"/>
    </style:style>
    <style:style style:name="P74" style:family="paragraph" style:parent-style-name="Standard">
      <style:text-properties officeooo:paragraph-rsid="0f4eeba0"/>
    </style:style>
    <style:style style:name="P75" style:family="paragraph" style:parent-style-name="Footnote">
      <style:text-properties officeooo:paragraph-rsid="0f92b562"/>
    </style:style>
    <style:style style:name="P76" style:family="paragraph" style:parent-style-name="Standard">
      <style:text-properties officeooo:paragraph-rsid="0f9ce6c3"/>
    </style:style>
    <style:style style:name="P77" style:family="paragraph" style:parent-style-name="Standard">
      <style:text-properties officeooo:paragraph-rsid="0f9ee08e"/>
    </style:style>
    <style:style style:name="P78" style:family="paragraph" style:parent-style-name="Footnote">
      <style:text-properties officeooo:paragraph-rsid="0fb53187"/>
    </style:style>
    <style:style style:name="P79" style:family="paragraph" style:parent-style-name="Standard">
      <style:text-properties officeooo:paragraph-rsid="0fbe4db4"/>
    </style:style>
    <style:style style:name="P80" style:family="paragraph" style:parent-style-name="Footnote">
      <style:text-properties officeooo:paragraph-rsid="0fcdd945"/>
    </style:style>
    <style:style style:name="P81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83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84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5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6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7" style:family="paragraph" style:parent-style-name="Standard">
      <loext:graphic-properties draw:fill-hatch-name="hatch"/>
      <style:paragraph-properties style:vertical-align="auto"/>
      <style:text-properties officeooo:paragraph-rsid="0fe8c1b7"/>
    </style:style>
    <style:style style:name="P88" style:family="paragraph" style:parent-style-name="Footnote">
      <style:text-properties officeooo:paragraph-rsid="0fda15e0"/>
    </style:style>
    <style:style style:name="P89" style:family="paragraph" style:parent-style-name="Standard">
      <style:text-properties officeooo:paragraph-rsid="0fe106d1"/>
    </style:style>
    <style:style style:name="P90" style:family="paragraph" style:parent-style-name="Footnote">
      <style:text-properties officeooo:paragraph-rsid="0ff81e33"/>
    </style:style>
    <style:style style:name="P9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break-before="page"/>
      <style:text-properties officeooo:paragraph-rsid="0b0ddd8e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9ffc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03a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c8cf0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6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6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6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69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70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5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76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77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9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1" style:family="text">
      <style:text-properties fo:color="#000000" loext:opacity="100%" fo:language="nl" fo:country="NL" fo:font-weight="normal" officeooo:rsid="0fca619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93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9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0fca619c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2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7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28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29" style:family="text">
      <style:text-properties fo:color="#000000" loext:opacity="100%" style:font-name="Liberation Sans" fo:font-size="12pt" style:font-size-asian="12pt" style:font-size-complex="12pt"/>
    </style:style>
    <style:style style:name="T230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31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32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33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34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3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3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4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4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4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4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4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5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5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5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5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54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5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officeooo:rsid="047da547"/>
    </style:style>
    <style:style style:name="T26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65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6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67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68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6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8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8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8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94" style:family="text">
      <style:text-properties style:use-window-font-color="true" loext:opacity="0%" style:font-name="Liberation Sans" fo:font-size="12pt" style:font-size-asian="12pt" style:font-size-complex="12pt"/>
    </style:style>
    <style:style style:name="T295" style:family="text">
      <style:text-properties style:use-window-font-color="true" loext:opacity="0%" style:font-name="Liberation Sans" officeooo:rsid="0efd8e5c"/>
    </style:style>
    <style:style style:name="T29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9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officeooo:rsid="04473353"/>
    </style:style>
    <style:style style:name="T29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8cf0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1" style:family="text">
      <style:text-properties officeooo:rsid="0aace3cd"/>
    </style:style>
    <style:style style:name="T3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d77951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5" style:family="text">
      <style:text-properties officeooo:rsid="0f0ca65a"/>
    </style:style>
    <style:style style:name="T316" style:family="text">
      <style:text-properties officeooo:rsid="0f8f58bd"/>
    </style:style>
    <style:style style:name="T317" style:family="text">
      <style:text-properties officeooo:rsid="0f95a7a0"/>
    </style:style>
    <style:style style:name="T318" style:family="text">
      <style:text-properties style:text-underline-style="none"/>
    </style:style>
    <style:style style:name="T319" style:family="text">
      <style:text-properties style:font-name="Liberation Mono" fo:font-size="8pt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1"><text:span text:style-name="Strong_20_Emphasis"><text:span text:style-name="T195">C</text:span></text:span><text:span text:style-name="Strong_20_Emphasis"><text:span text:style-name="T194">hecklist voor </text:span></text:span><text:span text:style-name="Strong_20_Emphasis"><text:span text:style-name="T196">de installatie</text:span></text:span><text:span text:style-name="Strong_20_Emphasis"><text:span text:style-name="T194"> van </text:span></text:span><text:span text:style-name="Strong_20_Emphasis"><text:span text:style-name="T194"><text:user-field-get text:name="Distro">Ubuntu</text:user-field-get></text:span></text:span><text:span text:style-name="Strong_20_Emphasis"><text:span text:style-name="T194"><text:s/></text:span></text:span><text:span text:style-name="Strong_20_Emphasis"><text:span text:style-name="T201"><text:user-field-get text:name="Version">22.04</text:user-field-get></text:span></text:span><text:span text:style-name="Strong_20_Emphasis"><text:span text:style-name="T201"><text:s/></text:span></text:span><text:span text:style-name="Strong_20_Emphasis"><text:span text:style-name="T202">LTS</text:span></text:span><text:span text:style-name="Strong_20_Emphasis"><text:span text:style-name="T198"><text:note text:id="ftn1" text:note-class="footnote"><text:note-citation>1</text:note-citation><text:note-body><text:p text:style-name="P90"><text:span text:style-name="T302">LTS staat voor Long-Term Support, </text:span><text:span text:style-name="T303">langetermijnondersteuning, </text:span><text:span text:style-name="T302">en deze </text:span><text:span text:style-name="Strong_20_Emphasis"><text:span text:style-name="T308"><text:user-field-get text:name="Distro">Ubuntu</text:user-field-get></text:span></text:span><text:span text:style-name="T304"><text:s/></text:span><text:span text:style-name="T309"><text:user-field-get text:name="Version">22.04</text:user-field-get></text:span><text:span text:style-name="T309"><text:s/></text:span><text:span text:style-name="T310">LTS</text:span><text:span text:style-name="T309"> </text:span><text:span text:style-name="Strong_20_Emphasis"><text:span text:style-name="T311"><text:user-field-get text:name="Edition">Desktop</text:user-field-get></text:span></text:span><text:span text:style-name="T302"><text:s/>(codenaam jammy) van april</text:span><text:span text:style-name="T305"> </text:span><text:span text:style-name="Strong_20_Emphasis"><text:span text:style-name="T312"><text:user-field-get style:data-style-name="N0" text:name="Releaseyear">2022</text:user-field-get></text:span></text:span><text:span text:style-name="T306"><text:s/></text:span><text:span text:style-name="T302">wordt gedurende 5 jaar ondersteund tot april 2027, en met een Ubuntu </text:span><text:span text:style-name="T307">P</text:span><text:span text:style-name="T302">ro-abonnement (gratis voor persoonlijk gebruik) gedurende 12 jaar tot april 2034.</text:span></text:p></text:note-body></text:note></text:span></text:span><text:span text:style-name="Strong_20_Emphasis"><text:span text:style-name="T199"> </text:span></text:span><text:span text:style-name="Strong_20_Emphasis"><text:span text:style-name="T200"><text:user-field-get text:name="Edition">Desktop</text:user-field-get></text:span></text:span><text:span text:style-name="Strong_20_Emphasis"><text:span text:style-name="T197">.</text:span></text:span></text:p>
      <text:p text:style-name="P13"/>
      <text:p text:style-name="P10"><text:span text:style-name="T19">Vul </text:span><text:span text:style-name="T18">achter</text:span><text:span text:style-name="T15"> de </text:span><text:span text:style-name="Definition"><text:span text:style-name="T315">ONDERSTREEPTE</text:span></text:span><text:span text:style-name="T1"> </text:span><text:span text:style-name="T16">woorden</text:span><text:span text:style-name="T15"> het</text:span><text:span text:style-name="Strong_20_Emphasis"><text:span text:style-name="T244"> </text:span></text:span><text:span text:style-name="Strong_20_Emphasis"><text:span text:style-name="T245">tekstvak</text:span></text:span><text:span text:style-name="T16"> </text:span><text:span text:style-name="T19">in,</text:span><text:span text:style-name="T16"> </text:span><text:span text:style-name="T261">zie </text:span><text:span text:style-name="T295">[</text:span><text:span text:style-name="T261">toelichting</text:span><text:span text:style-name="T295">]</text:span><text:span text:style-name="T16">:</text:span></text:p>
      <text:p text:style-name="P3"><text:span text:style-name="Definition"><text:span text:style-name="T23">GEBRUIKER</text:span></text:span><text:span text:style-name="T269"><text:tab/><text:tab/></text:span><text:span text:style-name="T294"> <text:tab/><text:tab/></text:span><text:span text:style-name="T270"><draw:control text:anchor-type="as-char" svg:y="-0.4cm" draw:z-index="17" draw:name="Gebruiker 2" draw:style-name="gr2" draw:text-style-name="P97" svg:width="6.4cm" svg:height="0.6cm" draw:control="control18"><svg:title>Gebruiker</svg:title><svg:desc>Volledige naam, bijv. Jan Stek</svg:desc></draw:control></text:span><text:span text:style-name="T270"><text:tab/> <text:s text:c="2"/></text:span><text:span text:style-name="T271">[</text:span><text:span text:style-name="T272">V</text:span><text:span text:style-name="T264">olledige naam, bijv. </text:span><text:span text:style-name="T265">J</text:span><text:span text:style-name="T292">a</text:span><text:span text:style-name="T265">n </text:span><text:span text:style-name="T292">Jansen</text:span><text:span text:style-name="T293">]</text:span></text:p>
      <text:p text:style-name="P89"><text:span text:style-name="Definition"><text:span text:style-name="T263">g</text:span></text:span><text:span text:style-name="Definition">ebruikersnaam</text:span><text:span text:style-name="Definition"><text:span text:style-name="T318"><text:tab/></text:span></text:span><text:span text:style-name="T262"><draw:control text:anchor-type="as-char" svg:y="-0.4cm" draw:z-index="18" draw:name="Gberuikersnaam 3" draw:style-name="gr2" draw:text-style-name="P97" svg:width="6.4cm" svg:height="0.6cm" draw:control="control19"><svg:title>Gebruikersnaam</svg:title><svg:desc>Korte naam, bijv. jan</svg:desc></draw:control></text:span><text:span text:style-name="T262"><text:tab/> <text:s text:c="2"/></text:span><text:span text:style-name="T7">[</text:span><text:span text:style-name="T8">K</text:span><text:span text:style-name="T6">orte naam, bijv. </text:span><text:span text:style-name="T208">j</text:span><text:span text:style-name="T209">a</text:span><text:span text:style-name="T208">n</text:span><text:span text:style-name="T210">]</text:span></text:p>
      <text:p text:style-name="P3"><text:span text:style-name="Definition">COMPUTERNAAM</text:span><text:span text:style-name="T273"><text:tab/><text:tab/></text:span><draw:control text:anchor-type="as-char" svg:y="-0.4cm" draw:z-index="19" draw:name="Computernaam 1" draw:style-name="gr2" draw:text-style-name="P97" svg:width="6.4cm" svg:height="0.6cm" draw:control="control20"><svg:title>Computernaam</svg:title><svg:desc>Unieke naam van de computer</svg:desc></draw:control><text:tab/> <text:s text:c="2"/><text:span text:style-name="T278">[</text:span><text:span text:style-name="T279">N</text:span><text:span text:style-name="T274">aam van de compute</text:span><text:span text:style-name="T275">r, </text:span><text:span text:style-name="T276">bijv. </text:span><text:span text:style-name="T277">pc02</text:span><text:span text:style-name="T278">]</text:span></text:p>
      <text:p text:style-name="P3"><text:span text:style-name="Definition"><text:span text:style-name="T281">GEBRUIKER</text:span></text:span><text:span text:style-name="Definition"><text:span text:style-name="T286"><text:tab/></text:span></text:span><text:span text:style-name="T280"><text:tab/></text:span><text:span text:style-name="T294"> <text:tab/><text:tab/></text:span><text:span text:style-name="T270"><draw:control text:anchor-type="as-char" svg:y="-0.4cm" draw:z-index="20" draw:name="Gebruiker 3" draw:style-name="gr2" draw:text-style-name="P97" svg:width="6.4cm" svg:height="0.6cm" draw:control="control21"><svg:title>Gebruiker</svg:title><svg:desc>Volledige naam, bijv. Jan Stek</svg:desc></draw:control></text:span><text:span text:style-name="T270"><text:tab/> <text:s text:c="2"/></text:span><text:span text:style-name="T271">[</text:span><text:span text:style-name="T272">V</text:span><text:span text:style-name="T264">olledige naam </text:span><text:span text:style-name="T268">evt. 2</text:span><text:span text:style-name="T296">e</text:span><text:span text:style-name="T266"> gebruiker</text:span><text:span text:style-name="T267">]</text:span></text:p>
      <text:p text:style-name="P89"><text:span text:style-name="Definition"><text:span text:style-name="T281">GEBRUIKERSN</text:span></text:span><text:span text:style-name="Definition"><text:span text:style-name="T282">aa</text:span></text:span><text:span text:style-name="Definition"><text:span text:style-name="T281">M</text:span></text:span><text:span text:style-name="Definition"><text:span text:style-name="T286"><text:tab/></text:span></text:span><text:span text:style-name="T262"><draw:control text:anchor-type="as-char" svg:y="-0.4cm" draw:z-index="21" draw:name="Gberuikersnaam 4" draw:style-name="gr2" draw:text-style-name="P97" svg:width="6.4cm" svg:height="0.6cm" draw:control="control22"><svg:title>Gebruikersnaam</svg:title><svg:desc>Korte naam, bijv. jan</svg:desc></draw:control></text:span><text:span text:style-name="T262"><text:tab/> <text:s text:c="2"/></text:span><text:span text:style-name="T284">[</text:span><text:span text:style-name="T285">K</text:span><text:span text:style-name="T283">orte naam</text:span><text:span text:style-name="T287"> </text:span><text:span text:style-name="T288">e</text:span><text:span text:style-name="T289">vt. 2</text:span><text:span text:style-name="T297">e</text:span><text:span text:style-name="T289"> </text:span><text:span text:style-name="T290">gebruiker</text:span><text:span text:style-name="T291">]</text:span></text:p>
      <text:p text:style-name="P2"><text:span text:style-name="T211">Vervang </text:span><text:span text:style-name="T218">de</text:span><text:span text:style-name="T211"> </text:span><text:span text:style-name="Definition"><text:span text:style-name="T24">ONDERSTREEPTE</text:span></text:span><text:span text:style-name="T211"> </text:span><text:span text:style-name="T212">woorden </text:span><text:span text:style-name="T211">in deze checklist door </text:span><text:span text:style-name="T218">d</text:span><text:span text:style-name="T219">i</text:span><text:span text:style-name="T218">e </text:span><text:span text:style-name="T217">in </text:span><text:span text:style-name="T219">het</text:span><text:span text:style-name="Strong_20_Emphasis"><text:span text:style-name="T72"> </text:span></text:span><text:span text:style-name="Strong_20_Emphasis"><text:span text:style-name="T100">tekstvak</text:span></text:span><text:span text:style-name="T211">.</text:span></text:p>
      <text:p text:style-name="P44"/>
      <text:p text:style-name="P44"/>
      <text:p text:style-name="P1"><text:span text:style-name="T223">Nog niet op Linux?</text:span><text:span text:style-name="T213"><text:tab/></text:span><text:span text:style-name="T220"><text:tab/></text:span><text:span text:style-name="T221">G</text:span><text:span text:style-name="T214">ebruik </text:span><text:span text:style-name="Strong_20_Emphasis"><text:span text:style-name="T224">Checklist </text:span></text:span><text:span text:style-name="Strong_20_Emphasis"><text:span text:style-name="T225">overzetten</text:span></text:span><text:span text:style-name="T21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15"> onder </text:span><text:span text:style-name="T222">Linux</text:span><text:span text:style-name="T216">.</text:span></text:p>
      <text:p text:style-name="P43"><text:span text:style-name="T183">Nieuwe installatie?</text:span><text:span text:style-name="T178"><text:tab/></text:span><text:span text:style-name="T180"></text:span><text:span text:style-name="T182"><text:tab/></text:span><text:span text:style-name="T181">B</text:span><text:span text:style-name="T178">egin bij hoofdstuk </text:span><text:span text:style-name="T183"><text:bookmark-ref text:reference-format="page" text:ref-name="__RefNumPara__4009_1271708128">2</text:bookmark-ref></text:span><text:span text:style-name="T178"><text:s text:c="2"/></text:span><text:span text:style-name="T184"><text:bookmark-ref text:reference-format="text" text:ref-name="__RefNumPara__4009_1271708128">Installatie uitvoeren</text:bookmark-ref></text:span><text:span text:style-name="T179">.</text:span></text:p>
      <text:p text:style-name="P23"/>
      <text:p text:style-name="P23"/>
      <text:list xml:id="list3373982703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7" draw:name="Vorm3_0" draw:style-name="gr1" draw:text-style-name="P9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101"><draw:control text:anchor-type="as-char" draw:z-index="11" draw:name="Vorm3_ 2" draw:style-name="gr1" draw:text-style-name="P96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8"><text:span text:style-name="User_20_Entry"><text:span text:style-name="T136">E</text:span></text:span><text:span text:style-name="User_20_Entry"><text:span text:style-name="T153">v</text:span></text:span><text:span text:style-name="User_20_Entry"><text:span text:style-name="T154">en</text:span></text:span><text:span text:style-name="User_20_Entry"><text:span text:style-name="T156">t</text:span></text:span><text:span text:style-name="User_20_Entry"><text:span text:style-name="T157">uele </text:span></text:span><text:span text:style-name="User_20_Entry"><text:span text:style-name="T158">extra </text:span></text:span><text:span text:style-name="Definition"><text:span text:style-name="T313">gebruiker</text:span></text:span><text:span text:style-name="User_20_Entry"><text:span text:style-name="T149">s</text:span></text:span><text:span text:style-name="User_20_Entry"><text:span text:style-name="T158"> aanmelden </text:span></text:span><text:span text:style-name="User_20_Entry"><text:span text:style-name="T159">en dezelfde stappen uitvoeren</text:span></text:span><text:span text:style-name="User_20_Entry"><text:span text:style-name="T155">.</text:span>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0" draw:name="Vorm4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3" text:note-class="footnote"><text:note-citation>3</text:note-citation><text:note-body><text:p text:style-name="P61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4" office:value-type="string">
            <text:p text:style-name="P82"><text:span text:style-name="Strong_20_Emphasis"><text:span text:style-name="T94">D</text:span></text:span><text:span text:style-name="Strong_20_Emphasis"><text:span text:style-name="T72">ruk op de </text:span></text:span><text:span text:style-name="Strong_20_Emphasis"><text:span text:style-name="T174">Super</text:span></text:span><text:span text:style-name="Strong_20_Emphasis"><text:span text:style-name="T72">-toets</text:span></text:span><text:span text:style-name="Strong_20_Emphasis"><text:span text:style-name="T50"><text:note text:id="ftn4" text:note-class="footnote"><text:note-citation>4</text:note-citation><text:note-body><text:p text:style-name="P81"><text:span text:style-name="T177">D</text:span>e <text:span text:style-name="T319">Super</text:span>-toets <text:span text:style-name="T235">is de Windows-toets, Command-toets </text:span><text:span text:style-name="T236">(Apple)</text:span><text:span text:style-name="T235">, of Vergrootglas-toets </text:span><text:span text:style-name="T236">(Chromebook)</text:span><text:span text:style-name="T235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60"/></text:span></text:p>
          </table:table-cell>
          <table:table-cell table:style-name="_31_._5f_Installatie_5f_voorbereiden.D5" office:value-type="string">
            <text:p text:style-name="P83"><text:span text:style-name="T3">Typ</text:span><text:span text:style-name="Strong_20_Emphasis"><text:span text:style-name="T62"> de</text:span></text:span><text:span text:style-name="Strong_20_Emphasis"><text:span text:style-name="T63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5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6" office:value-type="string">
            <text:p text:style-name="P62"><text:span text:style-name="User_20_Entry"><text:span text:style-name="T26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/>
          </table:table-cell>
          <table:table-cell table:style-name="_31_._5f_Installatie_5f_voorbereiden.D7" office:value-type="string">
            <text:p text:style-name="P62"><text:span text:style-name="User_20_Entry"><text:span text:style-name="T26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54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103"><draw:control text:anchor-type="as-char" draw:z-index="12" draw:name="Vorm 7" draw:style-name="gr1" draw:text-style-name="P96" svg:width="0.35cm" svg:height="0.35cm" draw:control="control13"/></text:span></text:span></text:p>
          </table:table-cell>
          <table:table-cell table:style-name="_31_._5f_Installatie_5f_voorbereiden.D10" office:value-type="string">
            <text:p text:style-name="P53"><text:span text:style-name="Strong_20_Emphasis"><text:span text:style-name="T67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1" office:value-type="string">
            <text:p text:style-name="P84"><text:span text:style-name="Strong_20_Emphasis"><text:span text:style-name="T94">D</text:span></text:span><text:span text:style-name="Strong_20_Emphasis"><text:span text:style-name="T68">ruk </text:span></text:span><text:span text:style-name="Strong_20_Emphasis"><text:span text:style-name="T69">op de </text:span></text:span><text:span text:style-name="Strong_20_Emphasis"><text:span text:style-name="T174">Super</text:span></text:span><text:span text:style-name="Strong_20_Emphasis"><text:span text:style-name="T69">-toets</text:span></text:span><text:span text:style-name="Strong_20_Emphasis"><text:span text:style-name="T67">, </text:span></text:span><text:span text:style-name="Strong_20_Emphasis"><text:span text:style-name="T70">t</text:span></text:span><text:span text:style-name="Strong_20_Emphasis"><text:span text:style-name="T71">yp </text:span></text:span><text:span text:style-name="Strong_20_Emphasis"><text:span text:style-name="T108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3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</text:span></text:span><text:span text:style-name="Strong_20_Emphasis"><text:span text:style-name="T104">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69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60"/></text:span></text:p>
          </table:table-cell>
          <table:table-cell table:style-name="_31_._5f_Installatie_5f_voorbereiden.D12" office:value-type="string">
            <text:p text:style-name="P76"><text:span text:style-name="Strong_20_Emphasis"><text:span text:style-name="T98">Selecteer</text:span></text:span><text:span text:style-name="Strong_20_Emphasis"><text:span text:style-name="T66"> </text:span></text:span><text:span text:style-name="Strong_20_Emphasis"><text:span text:style-name="T121">1</text:span></text:span><text:span text:style-name="Strong_20_Emphasis"><text:span text:style-name="T122"> <text:s/></text:span></text:span><text:span text:style-name="Strong_20_Emphasis"><text:span text:style-name="T123">In</text:span></text:span><text:span text:style-name="Strong_20_Emphasis"><text:span text:style-name="T116">stallatie voorbereiden</text:span></text:span><text:span text:style-name="Strong_20_Emphasis"><text:span text:style-name="T93">.</text:span></text:span></text:p>
          </table:table-cell>
        </table:table-row>
        <table:table-row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13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6"/>
      <text:list xml:id="list85333864162897" text:continue-numbering="true" text:style-name="L1">
        <text:list-item>
          <text:p text:style-name="P93"><text:bookmark-start text:name="__RefNumPara__4009_1271708128"/><text:span text:style-name="Strong_20_Emphasis"><text:span text:style-name="T226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B1" office:value-type="string">
            <text:p text:style-name="P63"><text:span text:style-name="Strong_20_Emphasis"><text:span text:style-name="T103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229">Start de computer op vanaf</text:span><text:span text:style-name="T229"><text:note text:id="ftn5" text:note-class="footnote"><text:note-citation>1</text:note-citation><text:note-body><text:p text:style-name="P88"><text:span text:style-name="T163">B</text:span><text:span text:style-name="T164">ootmenu/</text:span><text:span text:style-name="T163">S</text:span><text:span text:style-name="T164">etup</text:span><text:span text:style-name="T162"> via </text:span><text:span text:style-name="T160">é</text:span><text:span text:style-name="T161">é</text:span><text:span text:style-name="T163">n van de </text:span><text:span text:style-name="Definition"><text:span text:style-name="T165">Veelgebruikte toetsen: </text:span></text:span><text:span text:style-name="Definition"><text:span text:style-name="T166"><text:s/></text:span></text:span><text:span text:style-name="User_20_Entry"><text:span text:style-name="T176">Esc</text:span></text:span><text:span text:style-name="User_20_Entry"><text:span text:style-name="T169">,</text:span></text:span><text:span text:style-name="Definition"><text:span text:style-name="T166"> </text:span></text:span><text:span text:style-name="User_20_Entry"><text:span text:style-name="T176">Delete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76">F1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76">F2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76">F9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76">F10</text:span></text:span><text:span text:style-name="User_20_Entry"><text:span text:style-name="T170">,</text:span></text:span><text:span text:style-name="Definition"><text:span text:style-name="T166"> </text:span></text:span><text:span text:style-name="User_20_Entry"><text:span text:style-name="T176">F11</text:span></text:span><text:span text:style-name="User_20_Entry"><text:span text:style-name="T170">,</text:span></text:span><text:span text:style-name="Definition"><text:span text:style-name="T166"> </text:span></text:span><text:span text:style-name="Definition"><text:span text:style-name="T167">o</text:span></text:span><text:span text:style-name="Definition"><text:span text:style-name="T168">f</text:span></text:span><text:span text:style-name="Definition"><text:span text:style-name="T166"> </text:span></text:span><text:span text:style-name="User_20_Entry"><text:span text:style-name="T176">F12</text:span></text:span><text:span text:style-name="User_20_Entry"><text:span text:style-name="T170">.</text:span></text:span></text:p></text:note-body></text:note></text:span><text:span text:style-name="T229"> </text:span><text:span text:style-name="T233">een </text:span><text:span text:style-name="Strong_20_Emphasis"><text:span text:style-name="T205"><text:user-field-get text:name="Distro">Ubuntu</text:user-field-get></text:span></text:span><text:span text:style-name="T228"><text:s/></text:span><text:span text:style-name="T206"><text:user-field-get text:name="Version">22.04</text:user-field-get></text:span><text:span text:style-name="T206"><text:s/></text:span><text:span text:style-name="T207">LTS</text:span><text:span text:style-name="T131"> </text:span><text:span text:style-name="Strong_20_Emphasis"><text:span text:style-name="T129"><text:user-field-get text:name="Edition">Desktop</text:user-field-get></text:span></text:span><text:span text:style-name="Strong_20_Emphasis"><text:span text:style-name="T129"><text:s/></text:span></text:span><text:span text:style-name="Strong_20_Emphasis"><text:span text:style-name="T130">L</text:span></text:span><text:span text:style-name="T131">ive</text:span><text:span text:style-name="T131"><text:note text:id="ftn6" text:note-class="footnote"><text:note-citation>2</text:note-citation><text:note-body><text:p text:style-name="P75"><text:span text:style-name="T298">Vanaf ee</text:span>n <text:span text:style-name="T317">L</text:span>ive <text:span text:style-name="T316">USB</text:span><text:span text:style-name="T301">-stick</text:span><text:span text:style-name="T21"> </text:span>kunt <text:span text:style-name="T298">u opstarten en</text:span> <text:span text:style-name="T17">met </text:span><text:span text:style-name="Strong_20_Emphasis"><text:span text:style-name="T237"><text:user-field-get text:name="Distro">Ubuntu</text:user-field-get></text:span></text:span><text:span text:style-name="Strong_20_Emphasis"><text:span text:style-name="T237"><text:s/></text:span></text:span>werken zonder enige bestanden op de harde schijf te wijzigen en maakt ook installatie van <text:span text:style-name="Strong_20_Emphasis"><text:span text:style-name="T237"><text:user-field-get text:name="Distro">Ubuntu</text:user-field-get></text:span></text:span><text:span text:style-name="Strong_20_Emphasis"><text:span text:style-name="T237"><text:s/></text:span></text:span>mogelijk.</text:p></text:note-body></text:note></text:span><text:span text:style-name="T131"> </text:span><text:span text:style-name="T134">USB</text:span><text:span text:style-name="T132">-stick</text:span><text:span text:style-name="T132"><text:note text:id="ftn7" text:note-class="footnote"><text:note-citation>3</text:note-citation><text:note-body><text:p text:style-name="P80"><text:span text:style-name="Strong_20_Emphasis"><text:span text:style-name="T148">Maak een opstartbare USB-stick</text:span></text:span><text:span text:style-name="Strong_20_Emphasis"><text:span text:style-name="T144">:<text:line-break/></text:span></text:span><text:span text:style-name="Strong_20_Emphasis"><text:span text:style-name="T137">Download </text:span></text:span><text:span text:style-name="Strong_20_Emphasis"><text:span text:style-name="T138">een </text:span></text:span><text:span text:style-name="Strong_20_Emphasis"><text:span text:style-name="T146">CD</text:span></text:span><text:span text:style-name="Strong_20_Emphasis"><text:span text:style-name="T147">-beeldbestand</text:span></text:span><text:span text:style-name="Strong_20_Emphasis"><text:span text:style-name="T139"> </text:span></text:span><text:span text:style-name="Strong_20_Emphasis"><text:span text:style-name="T140">(.iso) </text:span></text:span><text:span text:style-name="Strong_20_Emphasis"><text:span text:style-name="T139">vanaf </text:span></text:span><text:a xlink:type="simple" xlink:href="https://ubuntu.com/" text:style-name="Internet_20_link" text:visited-style-name="Visited_20_Internet_20_Link"><text:span text:style-name="Strong_20_Emphasis"><text:span text:style-name="T300">ubuntu.com</text:span></text:span></text:a><text:span text:style-name="Strong_20_Emphasis"><text:span text:style-name="T139">, </text:span></text:span><text:span text:style-name="Strong_20_Emphasis"><text:span text:style-name="T141">klik </text:span></text:span><text:span text:style-name="Strong_20_Emphasis"><text:span text:style-name="T145">achtereenvolgens </text:span></text:span><text:span text:style-name="Strong_20_Emphasis"><text:span text:style-name="T141">op</text:span></text:span><text:span text:style-name="Strong_20_Emphasis"><text:span text:style-name="T142"> </text:span></text:span><text:span text:style-name="Strong_20_Emphasis"><text:span text:style-name="T152">Download</text:span></text:span><text:span text:style-name="Strong_20_Emphasis"><text:span text:style-name="T145"> &gt; </text:span></text:span><text:span text:style-name="Strong_20_Emphasis"><text:span text:style-name="T152">Get </text:span></text:span><text:span text:style-name="Strong_20_Emphasis"><text:span text:style-name="T150"><text:user-field-get text:name="Distro">Ubuntu</text:user-field-get></text:span></text:span><text:span text:style-name="Strong_20_Emphasis"><text:span text:style-name="T150"><text:s/></text:span></text:span><text:span text:style-name="Strong_20_Emphasis"><text:span text:style-name="T150"><text:user-field-get text:name="Edition">Desktop</text:user-field-get></text:span></text:span><text:span text:style-name="Strong_20_Emphasis"><text:span text:style-name="T145"><text:s/>&gt; </text:span></text:span><text:span text:style-name="Strong_20_Emphasis"><text:span text:style-name="T152">Download</text:span></text:span><text:span text:style-name="Strong_20_Emphasis"><text:span text:style-name="T145"> </text:span></text:span><text:span text:style-name="Strong_20_Emphasis"><text:span text:style-name="T150"><text:user-field-get text:name="Distro">Ubuntu</text:user-field-get></text:span></text:span><text:span text:style-name="Strong_20_Emphasis"><text:span text:style-name="T150"><text:s/></text:span></text:span><text:span text:style-name="Strong_20_Emphasis"><text:span text:style-name="T150"><text:user-field-get text:name="Version">22.04</text:user-field-get></text:span></text:span><text:span text:style-name="Strong_20_Emphasis"><text:span text:style-name="T150">...</text:span></text:span><text:span text:style-name="Strong_20_Emphasis"><text:span text:style-name="T143"><text:line-break/>De volgende stappen staan beschreven in </text:span></text:span><text:span text:style-name="Strong_20_Emphasis"><text:span text:style-name="T151">Linux informatie</text:span></text:span><text:span text:style-name="Strong_20_Emphasis"><text:span text:style-name="T143">, te vinden op </text:span></text:span><text:a xlink:type="simple" xlink:href="https://karelzimmer.nl/" text:style-name="Internet_20_link" text:visited-style-name="Visited_20_Internet_20_Link"><text:span text:style-name="Strong_20_Emphasis"><text:span text:style-name="T299">karelzimmer.nl</text:span></text:span></text:a><text:span text:style-name="Strong_20_Emphasis"><text:span text:style-name="T143">, onder </text:span></text:span><text:span text:style-name="Strong_20_Emphasis"><text:span text:style-name="T151">Linux</text:span></text:span><text:span text:style-name="Strong_20_Emphasis"><text:span text:style-name="T143">.</text:span></text:span></text:p></text:note-body></text:note></text:span><text:span text:style-name="T13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text:span text:style-name="Strong_20_Emphasis"><text:span text:style-name="T60"/></text:span></text:p>
          </table:table-cell>
          <table:table-cell table:style-name="_32_._5f_Installatie_5f_uitvoeren.C2" office:value-type="string">
            <text:p text:style-name="P21"><text:span text:style-name="Strong_20_Emphasis"><text:span text:style-name="T98">Selecteer</text:span></text:span><text:span text:style-name="Strong_20_Emphasis"><text:span text:style-name="T55"> </text:span></text:span><text:span text:style-name="Strong_20_Emphasis"><text:span text:style-name="T115">Try or Install Ubuntu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135"><draw:control text:anchor-type="as-char" draw:z-index="10" draw:name="Vorm 6" draw:style-name="gr1" draw:text-style-name="P96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18"><text:span text:style-name="T230">Kies</text:span><text:span text:style-name="T231"> </text:span><text:span text:style-name="T234">Nederlands</text:span><text:span text:style-name="T231"> en klik</text:span><text:span text:style-name="T232"> </text:span><text:span text:style-name="T231">op</text:span><text:span text:style-name="T230"> </text:span><text:span text:style-name="T227">Ubuntu installeren</text:span><text:span text:style-name="T23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5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6" office:value-type="string">
            <text:p text:style-name="P17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installatie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7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><text:span text:style-name="Strong_20_Emphasis"><text:span text:style-name="T60"><draw:control text:anchor-type="as-char" draw:z-index="9" draw:name="Vorm 1" draw:style-name="gr1" draw:text-style-name="P96" svg:width="0.35cm" svg:height="0.35cm" draw:control="control10"/></text:span></text:span></text:p>
          </table:table-cell>
          <table:table-cell table:style-name="_32_._5f_Installatie_5f_uitvoeren.C8" office:value-type="string">
            <text:p text:style-name="P11"><text:span text:style-name="T254">Bij</text:span><text:span text:style-name="T247"> </text:span><text:span text:style-name="Strong_20_Emphasis"><text:span text:style-name="T247">Wie bent u?</text:span></text:span><text:span text:style-name="T247">:</text:span></text:p>
          </table:table-cell>
        </table:table-row>
        <table:table-row>
          <table:table-cell table:style-name="_32_._5f_Installatie_5f_uitvoeren.A1" office:value-type="string">
            <text:p text:style-name="P65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9" office:value-type="string">
            <text:p text:style-name="P12"><text:span text:style-name="T253">V</text:span><text:span text:style-name="T248">ul </text:span><text:span text:style-name="T249">in </text:span><text:span text:style-name="Strong_20_Emphasis"><text:span text:style-name="T250">Uw n</text:span></text:span><text:span text:style-name="Strong_20_Emphasis"><text:span text:style-name="T251">aam</text:span></text:span><text:span text:style-name="Strong_20_Emphasis"><text:span text:style-name="T240"> </text:span></text:span><text:span text:style-name="Definition"><text:span text:style-name="T4">gebruiker</text:span></text:span><text:span text:style-name="Strong_20_Emphasis"><text:span text:style-name="T241">, <text:line-break/></text:span></text:span><text:span text:style-name="Strong_20_Emphasis"><text:span text:style-name="T251">Naam </text:span></text:span><text:span text:style-name="Strong_20_Emphasis"><text:span text:style-name="T250">van uw </text:span></text:span><text:span text:style-name="Strong_20_Emphasis"><text:span text:style-name="T252">computer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40">,<text:line-break/></text:span></text:span><text:span text:style-name="Strong_20_Emphasis"><text:span text:style-name="T250">Kies een g</text:span></text:span><text:span text:style-name="Strong_20_Emphasis"><text:span text:style-name="T252">ebruikersnaam</text:span></text:span><text:span text:style-name="Strong_20_Emphasis"><text:span text:style-name="T240"> </text:span></text:span><text:span text:style-name="Definition"><text:span text:style-name="T4">gebruikersnaam</text:span></text:span><text:span text:style-name="Strong_20_Emphasis"><text:span text:style-name="T240">, </text:span></text:span><text:span text:style-name="Strong_20_Emphasis"><text:span text:style-name="T243">en</text:span></text:span><text:span text:style-name="Strong_20_Emphasis"><text:span text:style-name="T240"><text:line-break/></text:span></text:span><text:span text:style-name="Strong_20_Emphasis"><text:span text:style-name="T242">g</text:span></text:span><text:span text:style-name="Strong_20_Emphasis"><text:span text:style-name="T239">eef tweemaal een </text:span></text:span><text:span text:style-name="Strong_20_Emphasis"><text:span text:style-name="T246">wachtwoord</text:span></text:span><text:span text:style-name="Strong_20_Emphasis"><text:span text:style-name="T239">.</text:span></text:span></text:p>
          </table:table-cell>
        </table:table-row>
      </table:table>
      <text:p text:style-name="P47"><text:span text:style-name="Strong_20_Emphasis"><text:span text:style-name="T105"/></text:span></text:p>
      <text:list xml:id="list85335786692266" text:continue-numbering="true" text:style-name="L1">
        <text:list-item>
          <text:p text:style-name="P92"><text:span text:style-name="Strong_20_Emphasis"><text:span text:style-name="T117">Installatie </text:span></text:span><text:span text:style-name="Strong_20_Emphasis"><text:span text:style-name="T118">afronden</text:span></text:span></text:p>
        </text:list-item>
      </text:list>
      <text:p text:style-name="P48"><text:span text:style-name="Strong_20_Emphasis"><text:span text:style-name="T5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3" draw:name="Vorm24" draw:style-name="gr1" draw:text-style-name="P9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2"><text:span text:style-name="Strong_20_Emphasis"><text:span text:style-name="T106"/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102"><draw:control text:anchor-type="as-char" draw:z-index="15" draw:name="Vorm13_1" draw:style-name="gr1" draw:text-style-name="P96" svg:width="0.35cm" svg:height="0.35cm" draw:control="control16"/></text:span></text:span></text:p>
          </table:table-cell>
          <table:table-cell table:style-name="_33_._5f_Installatie_5f_afronden.C3" office:value-type="string">
            <text:p text:style-name="P20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43"><draw:control text:anchor-type="as-char" draw:z-index="22" draw:name="Vorm13_ 2" draw:style-name="gr1" draw:text-style-name="P96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40"><text:span text:style-name="Strong_20_Emphasis"><text:span text:style-name="T43">Voeg eventuele extra </text:span></text:span><text:span text:style-name="Strong_20_Emphasis"><text:span text:style-name="T49">gebruiker</text:span></text:span><text:span text:style-name="Strong_20_Emphasis"><text:span text:style-name="T43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2"><text:span text:style-name="Strong_20_Emphasis"><text:span text:style-name="T43">Druk op de</text:span></text:span><text:span text:style-name="Strong_20_Emphasis"><text:span text:style-name="T59"> </text:span></text:span><text:span text:style-name="Strong_20_Emphasis"><text:span text:style-name="T174">Super</text:span></text:span><text:span text:style-name="Strong_20_Emphasis"><text:span text:style-name="T59">-toets</text:span></text:span><text:span text:style-name="Strong_20_Emphasis"><text:span text:style-name="T58"><text:note text:id="ftn8" text:note-class="footnote"><text:note-citation>1</text:note-citation><text:note-body><text:p text:style-name="P45"><text:span text:style-name="T192">De </text:span><text:span text:style-name="T238">Super</text:span><text:span text:style-name="T192">-toets is de Windows-toets, Command-toets </text:span><text:span text:style-name="T193">(Apple)</text:span><text:span text:style-name="T192">, of Vergrootglas-toets </text:span><text:span text:style-name="T193">(Chromebook)</text:span><text:span text:style-name="T192">.</text:span></text:p></text:note-body></text:note></text:span></text:span><text:span text:style-name="Strong_20_Emphasis"><text:span text:style-name="T43">, typ </text:span></text:span><text:span text:style-name="Strong_20_Emphasis"><text:span text:style-name="T46">gebr</text:span></text:span><text:span text:style-name="Strong_20_Emphasis"><text:span text:style-name="T43"> en klik achter </text:span></text:span><text:span text:style-name="Strong_20_Emphasis"><text:span text:style-name="T46">Instellingen</text:span></text:span><text:span text:style-name="Strong_20_Emphasis"><text:span text:style-name="T43"> op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Klik op </text:span></text:span><text:span text:style-name="Strong_20_Emphasis"><text:span text:style-name="T46">Ontgrendelen</text:span></text:span><text:span text:style-name="Strong_20_Emphasis"><text:span text:style-name="T43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Klik op </text:span></text:span><text:span text:style-name="Strong_20_Emphasis"><text:span text:style-name="T46">Gebruiker toevoeg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Kies </text:span></text:span><text:span text:style-name="Strong_20_Emphasis"><text:span text:style-name="T45">bij</text:span></text:span><text:span text:style-name="Strong_20_Emphasis"><text:span text:style-name="T43"> </text:span></text:span><text:span text:style-name="Strong_20_Emphasis"><text:span text:style-name="T46">Account-type</text:span></text:span><text:span text:style-name="Strong_20_Emphasis"><text:span text:style-name="T43"> </text:span></text:span><text:span text:style-name="Strong_20_Emphasis"><text:span text:style-name="T45">voor </text:span></text:span><text:span text:style-name="Strong_20_Emphasis"><text:span text:style-name="T46">Standaard</text:span></text:span><text:span text:style-name="Strong_20_Emphasis"><text:span text:style-name="T43"> of </text:span></text:span><text:span text:style-name="Strong_20_Emphasis"><text:span text:style-name="T46">Beheerder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Vul </text:span></text:span><text:span text:style-name="Strong_20_Emphasis"><text:span text:style-name="T44">in</text:span></text:span><text:span text:style-name="Strong_20_Emphasis"><text:span text:style-name="T43"> </text:span></text:span><text:span text:style-name="Strong_20_Emphasis"><text:span text:style-name="T47">Volledige naam</text:span></text:span><text:span text:style-name="Strong_20_Emphasis"><text:span text:style-name="T44"> </text:span></text:span><text:span text:style-name="Strong_20_Emphasis"><text:span text:style-name="T48">gebruiker</text:span></text:span><text:span text:style-name="Strong_20_Emphasis"><text:span text:style-name="T44"> en </text:span></text:span><text:span text:style-name="Strong_20_Emphasis"><text:span text:style-name="T47">Gebruikersnaam</text:span></text:span><text:span text:style-name="Strong_20_Emphasis"><text:span text:style-name="T44"> </text:span></text:span><text:span text:style-name="Strong_20_Emphasis"><text:span text:style-name="T48">gebruikersnaam</text:span></text:span><text:span text:style-name="Strong_20_Emphasis"><text:span text:style-name="T44">, e</text:span></text:span><text:span text:style-name="Strong_20_Emphasis"><text:span text:style-name="T43">n klik op </text:span></text:span><text:span text:style-name="Strong_20_Emphasis"><text:span text:style-name="T46">Toevoeg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><text:span text:style-name="Strong_20_Emphasis"><text:span text:style-name="T42"/></text:span></text:p>
          </table:table-cell>
          <table:table-cell table:style-name="_33_._5f_Installatie_5f_afronden.C4" office:value-type="string">
            <text:p text:style-name="P41"><text:span text:style-name="Strong_20_Emphasis"><text:span text:style-name="T43">Sluit het scherm </text:span></text:span><text:span text:style-name="Strong_20_Emphasis"><text:span text:style-name="T46">Gebruikers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103"><draw:control text:anchor-type="as-char" draw:z-index="5" draw:name="Vorm4_1" draw:style-name="gr1" draw:text-style-name="P96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73"><text:span text:style-name="Strong_20_Emphasis"><text:span text:style-name="T60">Installeer </text:span></text:span><text:span text:style-name="Strong_20_Emphasis"><text:span text:style-name="T99">Debian-</text:span></text:span><text:span text:style-name="Strong_20_Emphasis"><text:span text:style-name="T92">pakket kz</text:span></text:span><text:span text:style-name="Strong_20_Emphasis"><text:span text:style-name="T92"><text:note text:id="ftn9" text:note-class="footnote"><text:note-citation>2</text:note-citation><text:note-body><text:p text:style-name="P78">Pakket kz bevat scripts voor het installeren en beheren van Debian en op Debian gebaseerde systemen zoals Ubuntu.</text:p></text:note-body></text:note></text:span></text:span><text:span text:style-name="Strong_20_Emphasis"><text:span text:style-name="T92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4" office:value-type="string">
            <text:p text:style-name="P87"><text:span text:style-name="Strong_20_Emphasis"><text:span text:style-name="T95">D</text:span></text:span><text:span text:style-name="Strong_20_Emphasis"><text:span text:style-name="T79">ruk</text:span></text:span><text:span text:style-name="Strong_20_Emphasis"><text:span text:style-name="T67"> op</text:span></text:span><text:span text:style-name="Strong_20_Emphasis"><text:span text:style-name="T80"> de </text:span></text:span><text:span text:style-name="Strong_20_Emphasis"><text:span text:style-name="T174">Super</text:span></text:span><text:span text:style-name="Strong_20_Emphasis"><text:span text:style-name="T80">-toets</text:span></text:span><text:span text:style-name="Strong_20_Emphasis"><text:span text:style-name="T51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2">ter</text:span></text:span><text:span text:style-name="Strong_20_Emphasis"><text:span text:style-name="T113">m</text:span></text:span><text:span text:style-name="Strong_20_Emphasis"><text:span text:style-name="T6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4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><text:span text:style-name="Strong_20_Emphasis"><text:span text:style-name="T60"/></text:span></text:p>
          </table:table-cell>
          <table:table-cell table:style-name="_33_._5f_Installatie_5f_afronden.C15" office:value-type="string">
            <text:p text:style-name="P85"><text:span text:style-name="T5">Typ</text:span><text:span text:style-name="Strong_20_Emphasis"><text:span text:style-name="T62"> de</text:span></text:span><text:span text:style-name="Strong_20_Emphasis"><text:span text:style-name="T81">z</text:span></text:span><text:span text:style-name="Strong_20_Emphasis"><text:span text:style-name="T62">e </text:span></text:span><text:span text:style-name="Strong_20_Emphasis"><text:span text:style-name="T64">twee </text:span></text:span><text:span text:style-name="Strong_20_Emphasis"><text:span text:style-name="T62">opdrachten, ieder gevolgd door de </text:span></text:span><text:span text:style-name="Strong_20_Emphasis"><text:span text:style-name="T175">Enter</text:span></text:span><text:span text:style-name="Strong_20_Emphasis"><text:span text:style-name="T61">-toets: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6" office:value-type="string">
            <text:p text:style-name="P74"><text:span text:style-name="User_20_Entry"><text:span text:style-name="T26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69"/>
          </table:table-cell>
          <table:table-cell table:style-name="_33_._5f_Installatie_5f_afronden.C17" office:value-type="string">
            <text:p text:style-name="P74"><text:span text:style-name="User_20_Entry"><text:span text:style-name="T26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8" office:value-type="string">
            <text:p text:style-name="P57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19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103"><draw:control text:anchor-type="as-char" draw:z-index="4" draw:name="Vorm37" draw:style-name="gr1" draw:text-style-name="P96" svg:width="0.35cm" svg:height="0.35cm" draw:control="control5"/></text:span></text:span></text:p>
          </table:table-cell>
          <table:table-cell table:style-name="_33_._5f_Installatie_5f_afronden.C20" office:value-type="string">
            <text:p text:style-name="P73"><text:span text:style-name="Strong_20_Emphasis"><text:span text:style-name="T82">Rond de</text:span></text:span><text:span text:style-name="Strong_20_Emphasis"><text:span text:style-name="T83"> installatie </text:span></text:span><text:span text:style-name="Strong_20_Emphasis"><text:span text:style-name="T82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1" office:value-type="string">
            <text:p text:style-name="P86"><text:span text:style-name="Strong_20_Emphasis"><text:span text:style-name="T95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4">Super</text:span></text:span><text:span text:style-name="Strong_20_Emphasis"><text:span text:style-name="T80">-toets</text:span></text:span><text:span text:style-name="Strong_20_Emphasis"><text:span text:style-name="T52">1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0"/></text:span></text:p>
          </table:table-cell>
          <table:table-cell table:style-name="_33_._5f_Installatie_5f_afronden.C22" office:value-type="string">
            <text:p text:style-name="P77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3 </text:span></text:span><text:span text:style-name="Strong_20_Emphasis"><text:span text:style-name="T107"><text:s/></text:span></text:span><text:span text:style-name="Strong_20_Emphasis"><text:span text:style-name="T125">Installatie</text:span></text:span><text:span text:style-name="Strong_20_Emphasis"><text:span text:style-name="T126"> </text:span></text:span><text:span text:style-name="Strong_20_Emphasis"><text:span text:style-name="T127">afronden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3" office:value-type="string">
            <text:p text:style-name="P55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48"><text:span text:style-name="Strong_20_Emphasis"><text:span text:style-name="T54"><text:tab/></text:span></text:span></text:p>
      <text:p text:style-name="P49"><text:span text:style-name="Strong_20_Emphasis"><text:span text:style-name="T76"/></text:span></text:p>
      <text:p text:style-name="P50"><text:span text:style-name="Strong_20_Emphasis"><text:span text:style-name="T66"/></text:span></text:p>
      <text:list xml:id="list85335677529689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8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6" draw:name="Vorm40_0" draw:style-name="gr1" draw:text-style-name="P96" svg:width="0.35cm" svg:height="0.35cm" draw:control="control7"/></text:span></text:span></text:p>
          </table:table-cell>
          <table:table-cell table:style-name="Tabel2.A1" office:value-type="string">
            <text:p text:style-name="P70"><text:span text:style-name="Strong_20_Emphasis"><text:span text:style-name="T103"><draw:control text:anchor-type="as-char" draw:z-index="13" draw:name="Vorm40_ 1" draw:style-name="gr1" draw:text-style-name="P96" svg:width="0.35cm" svg:height="0.35cm" draw:control="control14"/></text:span></text:span></text:p>
          </table:table-cell>
          <table:table-cell table:style-name="Tabel2.D1" office:value-type="string">
            <text:p text:style-name="P16"><text:span text:style-name="Strong_20_Emphasis"><text:span text:style-name="T54">Aanmelden als </text:span></text:span><text:span text:style-name="Definition"><text:span text:style-name="T10">gebruiker</text:span></text:span><text:span text:style-name="Strong_20_Emphasis"><text:span text:style-name="T86"><text:note text:id="ftn10" text:note-class="footnote"><text:note-citation>1</text:note-citation><text:note-body><text:p text:style-name="P59"><text:span text:style-name="User_20_Entry"><text:span text:style-name="T171">E</text:span></text:span><text:span text:style-name="User_20_Entry"><text:span text:style-name="T173">ventuele extra </text:span></text:span><text:span text:style-name="Definition"><text:span text:style-name="T314">gebruiker</text:span></text:span><text:span text:style-name="User_20_Entry"><text:span text:style-name="T172">s</text:span></text:span><text:span text:style-name="User_20_Entry"><text:span text:style-name="T173"> aanmelden en dezelfde stappen uitvoeren.</text:span></text:span></text:p></text:note-body></text:note></text:span></text:span><text:span text:style-name="Strong_20_Emphasis"><text:span text:style-name="T54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7"><text:span text:style-name="Strong_20_Emphasis"><text:span text:style-name="T102"><draw:control text:anchor-type="as-char" draw:z-index="16" draw:name="Vorm13_ 1" draw:style-name="gr1" draw:text-style-name="P96" svg:width="0.35cm" svg:height="0.35cm" draw:control="control17"/></text:span></text:span></text:p>
          </table:table-cell>
          <table:table-cell table:style-name="Tabel2.D2" office:value-type="string">
            <text:p text:style-name="P25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welkomst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8" draw:name="Vorm40_2" draw:style-name="gr1" draw:text-style-name="P96" svg:width="0.35cm" svg:height="0.35cm" draw:control="control9"/></text:span></text:span></text:p>
          </table:table-cell>
          <table:table-cell table:style-name="Tabel2.A1" office:value-type="string">
            <text:p text:style-name="P71"><text:span text:style-name="Strong_20_Emphasis"><text:span text:style-name="T103"><draw:control text:anchor-type="as-char" draw:z-index="14" draw:name="Vorm40_ 2" draw:style-name="gr1" draw:text-style-name="P96" svg:width="0.35cm" svg:height="0.35cm" draw:control="control15"/></text:span></text:span></text:p>
          </table:table-cell>
          <table:table-cell table:style-name="Tabel2.D5" office:value-type="string">
            <text:p text:style-name="P15"><text:span text:style-name="Strong_20_Emphasis"><text:span text:style-name="T87">R</text:span></text:span><text:span text:style-name="Strong_20_Emphasis"><text:span text:style-name="T88">icht </text:span></text:span><text:span text:style-name="Strong_20_Emphasis"><text:span text:style-name="T89">de </text:span></text:span><text:span text:style-name="Strong_20_Emphasis"><text:span text:style-name="T97">gebruiker</text:span></text:span><text:span text:style-name="Strong_20_Emphasis"><text:span text:style-name="T88"> </text:span></text:span><text:span text:style-name="Strong_20_Emphasis"><text:span text:style-name="T90">in:</text:span></text:span></text:p>
          </table:table-cell>
        </table:table-row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1"/>
          </table:table-cell>
          <table:table-cell table:style-name="Tabel2.D6" office:value-type="string">
            <text:p text:style-name="P22"><text:span text:style-name="Strong_20_Emphasis"><text:span text:style-name="T96">D</text:span></text:span><text:span text:style-name="Strong_20_Emphasis"><text:span text:style-name="T85">ruk</text:span></text:span><text:span text:style-name="Strong_20_Emphasis"><text:span text:style-name="T84"> op</text:span></text:span><text:span text:style-name="Strong_20_Emphasis"><text:span text:style-name="T80"> de </text:span></text:span><text:span text:style-name="Strong_20_Emphasis"><text:span text:style-name="T174">Super</text:span></text:span><text:span text:style-name="Strong_20_Emphasis"><text:span text:style-name="T80">-toets</text:span></text:span><text:span text:style-name="Strong_20_Emphasis"><text:span text:style-name="T50"><text:note text:id="ftn11" text:note-class="footnote"><text:note-citation>2</text:note-citation><text:note-body><text:p text:style-name="P46"><text:span text:style-name="T192">De </text:span><text:span text:style-name="T238">Super</text:span><text:span text:style-name="T192">-toets is de Windows-toets, Command-toets </text:span><text:span text:style-name="T193">(Apple)</text:span><text:span text:style-name="T192">, of Vergrootglas-toets </text:span><text:span text:style-name="T193">(Chromebook)</text:span><text:span text:style-name="T192">.</text:span></text:p></text:note-body></text:note></text:span></text:span><text:span text:style-name="Strong_20_Emphasis"><text:span text:style-name="T67">, </text:span></text:span><text:span text:style-name="Strong_20_Emphasis"><text:span text:style-name="T77">t</text:span></text:span><text:span text:style-name="Strong_20_Emphasis"><text:span text:style-name="T71">yp </text:span></text:span><text:span text:style-name="Strong_20_Emphasis"><text:span text:style-name="T110">men</text:span></text:span><text:span text:style-name="Strong_20_Emphasis"><text:span text:style-name="T109">u</text:span></text:span><text:span text:style-name="Strong_20_Emphasis"><text:span text:style-name="T72"> </text:span></text:span><text:span text:style-name="Strong_20_Emphasis"><text:span text:style-name="T78">e</text:span></text:span><text:span text:style-name="Strong_20_Emphasis"><text:span text:style-name="T61">n </text:span></text:span><text:span text:style-name="Strong_20_Emphasis"><text:span text:style-name="T74">k</text:span></text:span><text:span text:style-name="Strong_20_Emphasis"><text:span text:style-name="T61">lik op het pictogram van </text:span></text:span><text:span text:style-name="Strong_20_Emphasis"><text:span text:style-name="T119">Installatiem</text:span></text:span><text:span text:style-name="Strong_20_Emphasis"><text:span text:style-name="T120">enu</text:span></text:span><text:span text:style-name="Strong_20_Emphasis"><text:span text:style-name="T7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7" office:value-type="string">
            <text:p text:style-name="P21"><text:span text:style-name="Strong_20_Emphasis"><text:span text:style-name="T98">Selecteer</text:span></text:span><text:span text:style-name="Strong_20_Emphasis"><text:span text:style-name="T75"> </text:span></text:span><text:span text:style-name="Strong_20_Emphasis"><text:span text:style-name="T124">4 <text:s/></text:span></text:span><text:span text:style-name="Strong_20_Emphasis"><text:span text:style-name="T111">Gebruiker inrichten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8" office:value-type="string">
            <text:p text:style-name="P56"><text:span text:style-name="T3">V</text:span><text:span text:style-name="Strong_20_Emphasis"><text:span text:style-name="T65">olg </text:span></text:span><text:span text:style-name="Strong_20_Emphasis"><text:span text:style-name="T66">de aanwijzingen op het scherm.</text:span></text:span></text:p>
          </table:table-cell>
        </table:table-row>
      </table:table>
      <text:p text:style-name="P14"><text:span text:style-name="Strong_20_Emphasis"><text:span text:style-name="T91"/></text:span></text:p>
      <text:p text:style-name="P39"/>
      <text:p text:style-name="P28"><text:span text:style-name="T185">E</text:span><text:span text:style-name="T186">inde c</text:span><text:span text:style-name="T187">hecklist, </text:span><text:span text:style-name="T188">d</text:span><text:span text:style-name="T187">e installatie van </text:span><text:span text:style-name="Strong_20_Emphasis"><text:span text:style-name="T203"><text:user-field-get text:name="Distro">Ubuntu</text:user-field-get></text:span></text:span><text:span text:style-name="T189"><text:s/></text:span><text:span text:style-name="T190"><text:user-field-get text:name="Version">22.04</text:user-field-get></text:span><text:span text:style-name="T190"><text:s/></text:span><text:span text:style-name="T191">LTS</text:span><text:span text:style-name="Strong_20_Emphasis"><text:span text:style-name="T204"> </text:span></text:span><text:span text:style-name="Strong_20_Emphasis"><text:span text:style-name="T128"><text:user-field-get text:name="Edition">Desktop</text:user-field-get></text:span></text:span><text:span text:style-name="Strong_20_Emphasis"><text:span text:style-name="T128"><text:s/></text:span></text:span><text:span text:style-name="T187">is voltooid.</text:span></text:p>
      <text:p text:style-name="P9"/>
      <text:p text:style-name="P4"><text:span text:style-name="Emphasis"><text:span text:style-name="T258">Geschreven </text:span></text:span><text:span text:style-name="Emphasis"><text:span text:style-name="T256">d</text:span></text:span><text:span text:style-name="Emphasis"><text:span text:style-name="T258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59">Karel Zimmer</text:span></text:span></text:a><text:span text:style-name="Emphasis"><text:span text:style-name="T25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0">CC0 1.0 Universeel</text:span></text:span></text:a><text:span text:style-name="Emphasis"><text:span text:style-name="T258">,</text:span></text:span><text:span text:style-name="Emphasis"><text:span text:style-name="T255"> </text:span></text:span><text:span text:style-name="Strong_20_Emphasis"><text:span text:style-name="T66"><text:user-field-get style:data-style-name="N0" text:name="Releaseyear">2022</text:user-field-get></text:span></text:span><text:span text:style-name="Emphasis"><text:span text:style-name="T257">-</text:span></text:span><text:span text:style-name="Emphasis"><text:span text:style-name="T257"><text:date style:data-style-name="N10107" text:date-value="2024-03-01T08:53:33.870197511">2024</text:date></text:span></text:span><text:span text:style-name="Emphasis"><text:span text:style-name="T2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3-01T08:53:33.589949207">01-03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01T08:53:33.444834638</dc:date>
    <meta:keyword>Installatie</meta:keyword>
    <meta:keyword>Checklist</meta:keyword>
    <meta:keyword>Linux</meta:keyword>
    <meta:editing-cycles>6830</meta:editing-cycles>
    <meta:editing-duration>P12DT3H11M30S</meta:editing-duration>
    <dc:creator>Karel Zimmer</dc:creator>
    <meta:printed-by>Karel Zimmer</meta:printed-by>
    <meta:print-date>2023-08-12T18:35:33.724511548</meta:print-date>
    <meta:document-statistic meta:table-count="4" meta:image-count="0" meta:object-count="0" meta:page-count="4" meta:paragraph-count="90" meta:word-count="601" meta:character-count="4221" meta:non-whitespace-character-count="3657"/>
    <meta:user-defined meta:name="Info 1"/>
    <meta:user-defined meta:name="Info 2"/>
    <meta:user-defined meta:name="Info 3"/>
    <meta:user-defined meta:name="Info 4"/>
  </office:meta>
</office:document-meta>
</file>